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office:value-type="float" office:value="477196" calcext:value-type="float">
            <text:p>4771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 table:number-columns-repeated="2"/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 table:number-columns-repeated="2"/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 table:number-rows-repeated="104704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1190:peru.R12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4:45:09.667558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9T16:31:22.272729106</dc:date>
    <dc:creator>Jesus Castagnetto</dc:creator>
    <meta:editing-duration>PT16H26M25S</meta:editing-duration>
    <meta:editing-cycles>111</meta:editing-cycles>
    <meta:generator>LibreOffice/6.4.3.2$Linux_X86_64 LibreOffice_project/40$Build-2</meta:generator>
    <meta:document-statistic meta:table-count="1" meta:cell-count="10715" meta:object-count="0"/>
  </office:meta>
</office:document-meta>
</file>